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679078464">
          <text:insertion>
            <office:change-info>
              <dc:creator>Bob Jacobsen</dc:creator>
              <dc:date>2010-10-08T22:07:00</dc:date>
            </office:change-info>
          </text:insertion>
        </text:changed-region>
        <text:changed-region text:id="ct559986608">
          <text:deletion>
            <office:change-info>
              <dc:creator>Bob Jacobsen</dc:creator>
              <dc:date>2010-10-08T22:07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695931833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679078464"/>Introduction</text:h>
      <text:p text:style-name="Standard">This explanatory note contains informative discussion and background for the corresponding “OpenLCB Node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; decimal pairs could also be used, but in that case it's important to provide a way to know which is use.</text:p>
      <text:p text:style-name="Standard"/>
      <text:p text:style-name="Standard">Below this is just a collection of pieces from other docs right now.<text:change-end text:change-id="ct679078464"/><text:change text:change-id="ct5599866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8242420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761236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82424208"/><text:change-start text:change-id="ct676123632"/>OpenLCB-CAN Praesent Gravida Standard or Technical Note<text:change-end text:change-id="ct676123632"/></text:p>
      </style:header>
      <style:footer>
        <text:tracked-changes>
          <text:changed-region text:id="ct6402172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6432400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6390443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40217216"/><text:change-start text:change-id="ct564324000"/><text:span text:style-name="MT2">Copyright 2010, by J. Day, D. Harris, B. Jacobsen, and A. Shepherd</text:span><text:change-end text:change-id="ct564324000"/><text:change text:change-id="ct663904432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22:08:33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9803185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4266361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16870448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717027824">
            <text:deletion>
              <office:change-info>
                <dc:creator>Bob Jacobsen</dc:creator>
                <dc:date>2010-10-08T22:08:00</dc:date>
              </office:change-info>
              <text:p text:style-name="MP7">(title)</text:p>
            </text:deletion>
          </text:changed-region>
          <text:changed-region text:id="ct717028656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55105302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640033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5223481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021699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98031856"/><text:change-start text:change-id="ct742663616"/>OpenLCB <text:change-end text:change-id="ct742663616"/><text:change-start text:change-id="ct716870448"/>Technical Note<text:change-end text:change-id="ct71687044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17027824"/><text:change-start text:change-id="ct717028656"/>OpenLCB Node Identifiers<text:change-end text:change-id="ct7170286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51053024"/><text:change-start text:change-id="ct664003312"/><text:date style:data-style-name="N37" text:date-value="2010-10-08T17:19:56" text:fixed="true">10/08/10</text:date><text:change-end text:change-id="ct664003312"/></text:p>
            </table:table-cell>
            <table:table-cell table:style-name="Table1.C1" office:value-type="string">
              <text:p text:style-name="MP7"><text:change text:change-id="ct552234816"/><text:change-start text:change-id="ct702169968"/>Draft<text:change-end text:change-id="ct702169968"/></text:p>
            </table:table-cell>
          </table:table-row>
        </table:table>
        <text:p text:style-name="Header"/>
      </style:header>
      <style:footer>
        <text:tracked-changes>
          <text:changed-region text:id="ct5159281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47365913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5352529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15928192"/><text:change-start text:change-id="ct473659136"/><text:span text:style-name="MT5">10</text:span><text:change-end text:change-id="ct473659136"/><text:span text:style-name="MT5">, by J. Day, D. Harris, B. Jacobsen, </text:span><text:change text:change-id="ct65352529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22:08:33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0</meta:editing-cycles>
    <meta:editing-duration>PT11H35M33S</meta:editing-duration>
    <meta:generator>OpenOffice.org/3.2$Unix OpenOffice.org_project/320m18$Build-9502</meta:generator>
    <dc:date>2010-10-08T22:08:33</dc:date>
    <dc:creator>Bob Jacobsen</dc:creator>
    <meta:document-statistic meta:table-count="1" meta:image-count="1" meta:object-count="0" meta:page-count="1" meta:paragraph-count="38" meta:word-count="327" meta:character-count="2100"/>
    <meta:user-defined meta:name="Info 1"/>
    <meta:user-defined meta:name="Info 2"/>
    <meta:user-defined meta:name="Info 3"/>
    <meta:user-defined meta:name="Info 4"/>
  </office:meta>
</office:document-meta>
</file>